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Web" style:master-page-name="MP0" style:family="paragraph">
      <style:paragraph-properties fo:break-before="page" fo:text-align="justify"/>
      <style:text-properties style:font-name="Calibri" style:font-name-complex="Calibri" fo:font-size="11pt" style:font-size-asian="11pt" style:font-size-complex="11pt"/>
    </style:style>
    <style:style style:name="P2" style:parent-style-name="NormalWeb" style:family="paragraph">
      <style:paragraph-properties fo:text-align="justify"/>
      <style:text-properties style:font-name="Calibri" style:font-name-complex="Calibri" fo:font-size="11pt" style:font-size-asian="11pt" style:font-size-complex="11pt"/>
    </style:style>
    <style:style style:name="P3" style:parent-style-name="Normal" style:family="paragraph">
      <style:paragraph-properties fo:line-height="100%"/>
      <style:text-properties style:font-name="Calibri" style:font-name-asian="Times New Roman" style:font-name-complex="Calibri" fo:font-weight="bold" style:font-weight-asian="bold" style:font-weight-complex="bold" style:letter-kerning="false" style:language-asian="en" style:country-asian="GB"/>
    </style:style>
    <style:style style:name="P4" style:parent-style-name="Normal" style:family="paragraph">
      <style:paragraph-properties fo:line-height="100%"/>
      <style:text-properties style:font-name="Calibri" style:font-name-asian="Times New Roman" style:font-name-complex="Calibri" style:letter-kerning="false" style:language-asian="en" style:country-asian="GB"/>
    </style:style>
    <style:style style:name="P5" style:parent-style-name="Normal" style:family="paragraph">
      <style:paragraph-properties fo:margin-bottom="0in" fo:line-height="100%"/>
    </style:style>
    <style:style style:name="T6"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7" style:parent-style-name="Normal" style:list-style-name="LFO1"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8" style:parent-style-name="Normal" style:list-style-name="LFO1"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9" style:parent-style-name="Normal" style:list-style-name="LFO1"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10" style:parent-style-name="Normal" style:list-style-name="LFO1"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11" style:parent-style-name="Normal" style:list-style-name="LFO1"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12" style:parent-style-name="Normal" style:family="paragraph">
      <style:paragraph-properties fo:margin-bottom="0in" fo:line-height="100%" fo:margin-left="0.5in">
        <style:tab-stops/>
      </style:paragraph-properties>
      <style:text-properties style:font-name="Calibri" style:font-name-asian="Times New Roman" style:font-name-complex="Calibri" style:letter-kerning="false" style:language-asian="en" style:country-asian="GB"/>
    </style:style>
    <style:style style:name="P13" style:parent-style-name="Normal" style:family="paragraph">
      <style:paragraph-properties fo:margin-bottom="0in" fo:line-height="100%"/>
    </style:style>
    <style:style style:name="T14"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15" style:parent-style-name="Normal" style:list-style-name="LFO2"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16" style:parent-style-name="Normal" style:list-style-name="LFO2"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17" style:parent-style-name="Normal" style:list-style-name="LFO2"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18" style:parent-style-name="Normal" style:list-style-name="LFO2"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19" style:parent-style-name="Normal" style:family="paragraph">
      <style:paragraph-properties fo:margin-bottom="0in" fo:line-height="100%" fo:margin-left="0.5in">
        <style:tab-stops/>
      </style:paragraph-properties>
      <style:text-properties style:font-name="Calibri" style:font-name-asian="Times New Roman" style:font-name-complex="Calibri" style:letter-kerning="false" style:language-asian="en" style:country-asian="GB"/>
    </style:style>
    <style:style style:name="P20" style:parent-style-name="Normal" style:family="paragraph">
      <style:paragraph-properties fo:margin-bottom="0in" fo:line-height="100%"/>
    </style:style>
    <style:style style:name="T21"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22" style:parent-style-name="Normal" style:list-style-name="LFO3"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23" style:parent-style-name="Normal" style:list-style-name="LFO3"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24" style:parent-style-name="Normal" style:list-style-name="LFO3"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25" style:parent-style-name="Normal" style:family="paragraph">
      <style:paragraph-properties fo:margin-bottom="0in" fo:line-height="100%" fo:margin-left="0.5in">
        <style:tab-stops/>
      </style:paragraph-properties>
      <style:text-properties style:font-name="Calibri" style:font-name-asian="Times New Roman" style:font-name-complex="Calibri" style:letter-kerning="false" style:language-asian="en" style:country-asian="GB"/>
    </style:style>
    <style:style style:name="P26" style:parent-style-name="Normal" style:family="paragraph">
      <style:paragraph-properties fo:margin-bottom="0in" fo:line-height="100%"/>
    </style:style>
    <style:style style:name="T27"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28" style:parent-style-name="Normal" style:list-style-name="LFO4"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29" style:parent-style-name="Normal" style:list-style-name="LFO4"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30" style:parent-style-name="Normal" style:list-style-name="LFO4"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31" style:parent-style-name="Normal" style:list-style-name="LFO4"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32" style:parent-style-name="Normal" style:list-style-name="LFO4"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33" style:parent-style-name="Normal" style:list-style-name="LFO4"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34" style:parent-style-name="Normal" style:family="paragraph">
      <style:paragraph-properties fo:margin-bottom="0in" fo:line-height="100%" fo:margin-left="0.5in">
        <style:tab-stops/>
      </style:paragraph-properties>
      <style:text-properties style:font-name="Calibri" style:font-name-asian="Times New Roman" style:font-name-complex="Calibri" style:letter-kerning="false" style:language-asian="en" style:country-asian="GB"/>
    </style:style>
    <style:style style:name="P35" style:parent-style-name="Normal" style:family="paragraph">
      <style:paragraph-properties fo:line-height="100%"/>
      <style:text-properties style:font-name="Calibri" style:font-name-asian="Times New Roman" style:font-name-complex="Calibri" fo:font-weight="bold" style:font-weight-asian="bold" style:font-weight-complex="bold" fo:font-style="italic" style:font-style-asian="italic" style:font-style-complex="italic" style:letter-kerning="false" style:text-underline-type="single" style:text-underline-style="solid" style:text-underline-width="auto" style:text-underline-mode="continuous" style:language-asian="en" style:country-asian="GB"/>
    </style:style>
    <style:style style:name="P36" style:parent-style-name="Normal" style:family="paragraph">
      <style:paragraph-properties fo:line-height="100%"/>
      <style:text-properties style:font-name="Calibri" style:font-name-asian="Times New Roman" style:font-name-complex="Calibri" fo:font-weight="bold" style:font-weight-asian="bold" style:font-weight-complex="bold" style:letter-kerning="false" style:language-asian="en" style:country-asian="GB"/>
    </style:style>
    <style:style style:name="P37" style:parent-style-name="Normal" style:family="paragraph">
      <style:paragraph-properties fo:margin-bottom="0in" fo:line-height="100%"/>
      <style:text-properties style:font-name="Calibri" style:font-name-asian="Times New Roman" style:font-name-complex="Calibri" style:letter-kerning="false" style:text-underline-type="single" style:text-underline-style="solid" style:text-underline-width="auto" style:text-underline-mode="continuous" style:language-asian="en" style:country-asian="GB"/>
    </style:style>
    <style:style style:name="P38" style:parent-style-name="Normal" style:family="paragraph">
      <style:paragraph-properties fo:margin-bottom="0in" fo:line-height="100%"/>
    </style:style>
    <style:style style:name="T39"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40" style:parent-style-name="Normal" style:list-style-name="LFO5"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41" style:parent-style-name="Normal" style:family="paragraph">
      <style:paragraph-properties fo:margin-bottom="0in" fo:line-height="100%"/>
    </style:style>
    <style:style style:name="T42"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43" style:parent-style-name="Normal" style:list-style-name="LFO6"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44" style:parent-style-name="Normal" style:family="paragraph">
      <style:paragraph-properties fo:margin-bottom="0in" fo:line-height="100%"/>
    </style:style>
    <style:style style:name="T45"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46" style:parent-style-name="Normal" style:list-style-name="LFO7"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47" style:parent-style-name="Normal" style:family="paragraph">
      <style:paragraph-properties fo:margin-bottom="0in" fo:line-height="100%"/>
    </style:style>
    <style:style style:name="T48" style:parent-style-name="DefaultParagraphFont" style:family="text">
      <style:text-properties style:font-name="Calibri" style:font-name-asian="Times New Roman" style:font-name-complex="Calibri" fo:font-weight="bold" style:font-weight-asian="bold" style:font-weight-complex="bold" style:letter-kerning="false" style:language-asian="en" style:country-asian="GB"/>
    </style:style>
    <style:style style:name="P49" style:parent-style-name="Normal" style:list-style-name="LFO8"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0" style:parent-style-name="Normal" style:list-style-name="LFO8"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1" style:parent-style-name="Normal" style:list-style-name="LFO8"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2" style:parent-style-name="Normal" style:list-style-name="LFO8"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3" style:parent-style-name="Normal" style:family="paragraph">
      <style:paragraph-properties fo:margin-bottom="0in" fo:line-height="100%" fo:margin-left="1in">
        <style:tab-stops/>
      </style:paragraph-properties>
      <style:text-properties style:font-name="Calibri" style:font-name-asian="Times New Roman" style:font-name-complex="Calibri" style:letter-kerning="false" style:language-asian="en" style:country-asian="GB"/>
    </style:style>
    <style:style style:name="P5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style:letter-kerning="false" style:language-asian="en" style:country-asian="GB"/>
    </style:style>
    <style:style style:name="P55"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6"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7"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8"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59"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0"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1"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2"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3"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4"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5"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6"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7"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8"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69"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70"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71"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72" style:parent-style-name="Normal" style:list-style-name="LFO9"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73" style:parent-style-name="Normal" style:family="paragraph">
      <style:paragraph-properties fo:margin-bottom="0in" fo:line-height="100%" fo:margin-left="0.5in">
        <style:tab-stops/>
      </style:paragraph-properties>
      <style:text-properties style:font-name="Calibri" style:font-name-asian="Times New Roman" style:font-name-complex="Calibri" style:letter-kerning="false" style:language-asian="en" style:country-asian="GB"/>
    </style:style>
    <style:style style:name="P7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style:letter-kerning="false" style:language-asian="en" style:country-asian="GB"/>
    </style:style>
    <style:style style:name="P75" style:parent-style-name="Normal"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7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style:letter-kerning="false" style:language-asian="en" style:country-asian="GB"/>
    </style:style>
    <style:style style:name="P77" style:parent-style-name="Normal" style:list-style-name="LFO10" style:family="paragraph">
      <style:paragraph-properties fo:margin-bottom="0in" fo:line-height="100%"/>
      <style:text-properties style:font-name="Calibri" style:font-name-asian="Times New Roman" style:font-name-complex="Calibri" style:letter-kerning="false" style:language-asian="en" style:country-asian="GB"/>
    </style:style>
    <style:style style:name="P78" style:parent-style-name="Normal" style:list-style-name="LFO10" style:family="paragraph">
      <style:paragraph-properties fo:margin-bottom="0in" fo:line-height="100%"/>
    </style:style>
    <style:style style:name="T79" style:parent-style-name="DefaultParagraphFont" style:family="text">
      <style:text-properties style:font-name="Calibri" style:font-name-asian="Times New Roman" style:font-name-complex="Calibri" style:letter-kerning="false" style:language-asian="en" style:country-asian="GB"/>
    </style:style>
  </office:automatic-styles>
  <office:body>
    <office:text text:use-soft-page-breaks="true">
      <text:p text:style-name="P1">The primary objective of this database is to systematically manage and organize data for a breakdown company. Each member registers with the company, and the database handles the complexity of members owning multiple vehicles by<text:s/>linking each vehicle to its respective member. This facilitates efficient management of service requests and maintenance histories.</text:p>
      <text:p text:style-name="P2">The database also streamlines the assignment and tracking of breakdown incidents, logging details such as the vehicle involved, the assigned engineer, and the time and location of the breakdown. This helps in providing timely assistance and analyzing breakdown patterns to optimize resource allocation. Integrating member, vehicle, and engineer data into a unified system ensures high organization, accuracy, and accessibility, which is crucial for delivering exceptional service and maintaining a competitive edge.</text:p>
      <text:h text:style-name="P3" text:outline-level="4">Task 1: Create Tables</text:h>
      <text:p text:style-name="P4">Create the following tables with the specified columns:</text:p>
      <text:p text:style-name="P5"><text:span text:style-name="T6">Member Table:</text:span></text:p>
      <text:list text:style-name="LFO1" text:continue-numbering="true">
        <text:list-item>
          <text:p text:style-name="P7">Member_ID (Primary Key): int<text:s/></text:p>
        </text:list-item>
        <text:list-item>
          <text:p text:style-name="P8">First_Name: varchar(20)</text:p>
        </text:list-item>
        <text:list-item>
          <text:p text:style-name="P9">Last_Name: varchar(20)</text:p>
        </text:list-item>
        <text:list-item>
          <text:p text:style-name="P10">Member_Location: varchar(20)</text:p>
        </text:list-item>
        <text:list-item>
          <text:p text:style-name="P11">Member_Age: int</text:p>
        </text:list-item>
      </text:list>
      <text:p text:style-name="P12"/>
      <text:p text:style-name="P13"><text:span text:style-name="T14">Vehicle Table:</text:span></text:p>
      <text:list text:style-name="LFO2" text:continue-numbering="true">
        <text:list-item>
          <text:p text:style-name="P15">Vehicle_Registration (Primary Key): varchar(10)</text:p>
        </text:list-item>
        <text:list-item>
          <text:p text:style-name="P16">Vehicle_Make: varchar(10)</text:p>
        </text:list-item>
        <text:list-item>
          <text:p text:style-name="P17">Vehicle_Model: varchar(10)</text:p>
        </text:list-item>
        <text:list-item>
          <text:p text:style-name="P18">Member_ID (Foreign Key): int</text:p>
        </text:list-item>
      </text:list>
      <text:p text:style-name="P19"/>
      <text:p text:style-name="P20"><text:span text:style-name="T21">Engineer Table:</text:span></text:p>
      <text:list text:style-name="LFO3" text:continue-numbering="true">
        <text:list-item>
          <text:p text:style-name="P22">Engineer_ID (Primary Key): int</text:p>
        </text:list-item>
        <text:list-item>
          <text:p text:style-name="P23">First_Name: varchar(20)</text:p>
        </text:list-item>
        <text:list-item>
          <text:p text:style-name="P24">Last_Name: varchar(20)</text:p>
        </text:list-item>
      </text:list>
      <text:p text:style-name="P25"/>
      <text:p text:style-name="P26"><text:span text:style-name="T27">Breakdown Table:</text:span></text:p>
      <text:list text:style-name="LFO4" text:continue-numbering="true">
        <text:list-item>
          <text:p text:style-name="P28">Breakdown_ID (Primary Key): int</text:p>
        </text:list-item>
        <text:list-item>
          <text:p text:style-name="P29">Vehicle_Registration (Foreign Key): varchar(10)</text:p>
        </text:list-item>
        <text:list-item>
          <text:p text:style-name="P30">Engineer_ID (Foreign Key): int</text:p>
        </text:list-item>
        <text:list-item>
          <text:p text:style-name="P31">Breakdown_Date: date</text:p>
        </text:list-item>
        <text:list-item>
          <text:p text:style-name="P32">Breakdown_Time: time</text:p>
        </text:list-item>
        <text:list-item>
          <text:p text:style-name="P33">Breakdown_Location: varchar(20)</text:p>
        </text:list-item>
      </text:list>
      <text:p text:style-name="P34"/>
      <text:p text:style-name="P35">Using the ALTER command, set the foreign keys.</text:p>
      <text:h text:style-name="P36" text:outline-level="4">Task 2: Insert Data</text:h>
      <text:p text:style-name="P37">Insert the following data into the tables:</text:p>
      <text:p text:style-name="P38"><text:span text:style-name="T39">Member Table:</text:span></text:p>
      <text:list text:style-name="LFO5" text:continue-numbering="true">
        <text:list-item>
          <text:p text:style-name="P40">5 records</text:p>
        </text:list-item>
      </text:list>
      <text:p text:style-name="P41"><text:span text:style-name="T42">Vehicle Table:</text:span></text:p>
      <text:list text:style-name="LFO6" text:continue-numbering="true">
        <text:list-item>
          <text:p text:style-name="P43">8 records</text:p>
        </text:list-item>
      </text:list>
      <text:p text:style-name="P44"><text:span text:style-name="T45">Engineer Table:</text:span></text:p>
      <text:list text:style-name="LFO7" text:continue-numbering="true">
        <text:list-item>
          <text:p text:style-name="P46">3 records</text:p>
        </text:list-item>
      </text:list>
      <text:p text:style-name="P47"><text:span text:style-name="T48">Breakdown Table:</text:span></text:p>
      <text:soft-page-break/>
      <text:list text:style-name="LFO8" text:continue-numbering="true">
        <text:list-item>
          <text:p text:style-name="P49">12 records</text:p>
          <text:list text:continue-numbering="true">
            <text:list-item>
              <text:p text:style-name="P50">Ensure there are 2 breakdowns on the same day</text:p>
            </text:list-item>
            <text:list-item>
              <text:p text:style-name="P51">Ensure there are 3 breakdowns in the same month</text:p>
            </text:list-item>
            <text:list-item>
              <text:p text:style-name="P52">Ensure at least 3 vehicles have broken down more than once</text:p>
            </text:list-item>
          </text:list>
        </text:list-item>
      </text:list>
      <text:p text:style-name="P53"/>
      <text:h text:style-name="P54" text:outline-level="4">Task 3: Perform Queries</text:h>
      <text:list text:style-name="LFO9" text:continue-numbering="true">
        <text:list-item>
          <text:p text:style-name="P55">Retrieve the first 3 members from the Member table.</text:p>
        </text:list-item>
        <text:list-item>
          <text:p text:style-name="P56">Retrieve 3 members, skipping the first 2.</text:p>
        </text:list-item>
        <text:list-item>
          <text:p text:style-name="P57">Retrieve all vehicles whose Vehicle_Make starts with 'T'.</text:p>
        </text:list-item>
        <text:list-item>
          <text:p text:style-name="P58">Retrieve all breakdowns that occurred between '2023-01-01' and '2023-06-30'.</text:p>
        </text:list-item>
        <text:list-item>
          <text:p text:style-name="P59">Retrieve details of vehicles with three Vehicle_Registration of you own choice in the list – <text:s/>for example vehicles with registration 'ABC123', 'XYZ789', 'ANZ789'.</text:p>
        </text:list-item>
        <text:list-item>
          <text:p text:style-name="P60">Retrieve the number of breakdowns each vehicle has had.</text:p>
        </text:list-item>
        <text:list-item>
          <text:p text:style-name="P61">Retrieve all members sorted by Member_Age in descending order</text:p>
        </text:list-item>
        <text:list-item>
          <text:p text:style-name="P62">Retrieve all vehicles that are either<text:s/>'Toyota' make or 'Honda' make, and the model starts with 'C’</text:p>
        </text:list-item>
        <text:list-item>
          <text:p text:style-name="P63">Retrieve all engineers who do not have any breakdowns assigned (use LEFT JOIN and IS NULL)</text:p>
        </text:list-item>
        <text:list-item>
          <text:p text:style-name="P64">Retrieve all members aged between 25 and 40</text:p>
        </text:list-item>
        <text:list-item>
          <text:p text:style-name="P65">Retrieve all members whose First_Name starts with 'J' and Last_Name contains 'son'</text:p>
        </text:list-item>
        <text:list-item>
          <text:p text:style-name="P66">Retrieve the top 5 oldest member.</text:p>
        </text:list-item>
        <text:list-item>
          <text:p text:style-name="P67">Retrieve all vehicle registrations in uppercase.</text:p>
        </text:list-item>
        <text:list-item>
          <text:p text:style-name="P68">Retrieve the details of all members along with the vehicles they own.</text:p>
        </text:list-item>
        <text:list-item>
          <text:p text:style-name="P69">Retrieve all members and any associated vehicles, including members who do not own any vehicles.</text:p>
        </text:list-item>
        <text:list-item>
          <text:p text:style-name="P70">Retrieve all vehicles and the associated members, including vehicles that are not owned by any members</text:p>
        </text:list-item>
        <text:list-item>
          <text:p text:style-name="P71">Retrieve the number of breakdowns each member has had</text:p>
        </text:list-item>
        <text:list-item>
          <text:p text:style-name="P72">Retrieve all breakdowns along with member first name and last name that occurred for vehicles owned by members aged over 50</text:p>
        </text:list-item>
      </text:list>
      <text:p text:style-name="P73"/>
      <text:h text:style-name="P74" text:outline-level="4">Task 5: Research SQL Functions</text:h>
      <text:p text:style-name="P75">Research the following SQL functions: AVG, MAX, MIN, and SUM. Explain with examples how each is used.</text:p>
      <text:h text:style-name="P76" text:outline-level="4">Task 6: Update and Delete Records</text:h>
      <text:list text:style-name="LFO10" text:continue-numbering="true">
        <text:list-item>
          <text:p text:style-name="P77">Update 3 records of your own choice from the Engineer table.</text:p>
        </text:list-item>
        <text:list-item>
          <text:p text:style-name="P78"><text:span text:style-name="T79">Delete 2 records or your own choice from the breakdown tabl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akirullah Pardis</meta:initial-creator>
    <dc:creator>Zakirullah Pardis</dc:creator>
    <meta:creation-date>2024-06-28T08:25:00Z</meta:creation-date>
    <dc:date>2024-08-29T15:20:00Z</dc:date>
    <meta:template xlink:href="Normal.dotm" xlink:type="simple"/>
    <meta:editing-cycles>7</meta:editing-cycles>
    <meta:editing-duration>PT0S</meta:editing-duration>
    <meta:document-statistic meta:page-count="2" meta:paragraph-count="7" meta:word-count="533" meta:character-count="3569" meta:row-count="25" meta:non-whitespace-character-count="3043"/>
  </office:meta>
</office:document-meta>
</file>